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F000003676BA2BCDE6D434E7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Изображение1" text:anchor-type="char" svg:width="17cm" svg:height="20.145cm" draw:z-index="0"><draw:image xlink:href="Pictures/10000001000002DF000003676BA2BCDE6D434E7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2T12:53:53.590855280</meta:creation-date>
    <dc:date>2024-02-12T12:54:17.724738963</dc:date>
    <meta:editing-duration>PT2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